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851" officeooo:paragraph-rsid="000b2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r fi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21:01:08.686539256</meta:creation-date>
    <dc:date>2020-02-26T21:01:45.515701396</dc:date>
    <meta:editing-duration>PT3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3.4.2$Linux_X86_64 LibreOffice_project/30$Build-2</meta:generator>
  </office:meta>
</office:document-meta>
</file>